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8000003067BF569CD3D319B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6.0354in" draw:z-index="0"><draw:image xlink:href="Pictures/1000000000000378000003067BF569CD3D319B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4T21:43:30.254000000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